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41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/>
    </style:style>
    <style:style style:name="ce5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1019" table:default-cell-style-name="ce5"/>
        <table:table-row table:style-name="ro1">
          <table:table-cell table:style-name="ce1" office:value-type="string" calcext:value-type="string">
            <text:p>Typ registru</text:p>
          </table:table-cell>
          <table:table-cell table:style-name="ce1" office:value-type="string" calcext:value-type="string">
            <text:p>Číslo registru</text:p>
          </table:table-cell>
          <table:table-cell table:style-name="ce1" office:value-type="string" calcext:value-type="string">
            <text:p>Adresa</text:p>
          </table:table-cell>
          <table:table-cell table:style-name="ce1" office:value-type="string" calcext:value-type="string">
            <text:p>Formát</text:p>
          </table:table-cell>
          <table:table-cell table:style-name="ce3" office:value-type="string" calcext:value-type="string">
            <text:p>Pop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W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W-10000</text:p>
          </table:table-cell>
          <table:table-cell/>
          <table:table-cell office:value-type="string" calcext:value-type="string">
            <text:p>Var0 ... adresa jednotky SWIFTč.1 na sběrnici RS485 protokolu MODBUS RTU, může nabývat hodnot od 0 do 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134" calcext:value-type="float">
            <text:p>9134</text:p>
          </table:table-cell>
          <table:table-cell office:value-type="string" calcext:value-type="string">
            <text:p>LW-9134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Změna jazyku. 0 <text:s/>… čeština, 1 … angličtina, 2 … polš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LW-9019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Vnitřní aktuální čas – hodi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LW-9018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Vnitřní aktuální čas – minu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LW-9017</text:p>
          </table:table-cell>
          <table:table-cell office:value-type="string" calcext:value-type="string">
            <text:p>16 bit</text:p>
          </table:table-cell>
          <table:table-cell office:value-type="string" calcext:value-type="string">
            <text:p>Vnitřní aktuální čas – sekun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LW-9013</text:p>
          </table:table-cell>
          <table:table-cell office:value-type="string" calcext:value-type="string">
            <text:p>16 bit BCD</text:p>
          </table:table-cell>
          <table:table-cell office:value-type="string" calcext:value-type="string">
            <text:p>Vnitřní aktuální datum – d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LW-9014</text:p>
          </table:table-cell>
          <table:table-cell office:value-type="string" calcext:value-type="string">
            <text:p>16 bit BCD</text:p>
          </table:table-cell>
          <table:table-cell office:value-type="string" calcext:value-type="string">
            <text:p>Vnitřní aktuální datum – měsí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LW-9015</text:p>
          </table:table-cell>
          <table:table-cell office:value-type="string" calcext:value-type="string">
            <text:p>16 bit BCD</text:p>
          </table:table-cell>
          <table:table-cell office:value-type="string" calcext:value-type="string">
            <text:p>Vnitřní aktuální datum – r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W-10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Tíhové zrychlen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W-100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Pomocný registr – Tíhové zrychlen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W-12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Vypočítaná sí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W-14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Vzdálen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W-16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Konstanta pro výpočet vzdálenosti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W-18</text:p>
          </table:table-cell>
          <table:table-cell office:value-type="string" calcext:value-type="string">
            <text:p>32 bit</text:p>
          </table:table-cell>
          <table:table-cell office:value-type="string" calcext:value-type="string">
            <text:p>Pomocný register pro výpočet vzdálenosti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B-1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 pro spouštění načítání grafu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B-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 pro vytvoření nového souboru měření / Bit pro vyčištění grafu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 style:data-style-name="N2" text:time-value="14:50:30.696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Šmarda</meta:initial-creator>
    <meta:creation-date>2017-09-08T21:28:45.920000000</meta:creation-date>
    <dc:date>2017-11-27T15:15:26.567000000</dc:date>
    <meta:editing-duration>PT6H5M42S</meta:editing-duration>
    <meta:editing-cycles>27</meta:editing-cycles>
    <meta:generator>LibreOffice/5.4.3.2$Windows_X86_64 LibreOffice_project/92a7159f7e4af62137622921e809f8546db437e5</meta:generator>
    <meta:document-statistic meta:table-count="1" meta:cell-count="81" meta:object-count="0"/>
  </office:meta>
</office:document-meta>
</file>